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orn Stockpile</text:p>
      <text:p text:style-name="Standard">Harry the squirrel is storing N (N &lt;= 1000) acorns for winter. He likes his acorns to be similar in size, so he will not include two acorns if their size difference is more than X (he will keep them if the difference is equal to X). Given X, calculate the maximum number of acorns that Harry can store in his nest. </text:p>
      <text:p text:style-name="Standard"/>
      <text:p text:style-name="Standard">INPUT FORMAT</text:p>
      <text:p text:style-name="Standard"/>
      <text:p text:style-name="Standard">The first line of the input file contains N and X (0 &lt;= X &lt;= 10,000). The next N lines each contain an integer giving the size of one of the acorns. All sizes are positive and not bigger than 10,000.</text:p>
      <text:p text:style-name="Standard"/>
      <text:p text:style-name="Standard">OUTPUT FORMAT</text:p>
      <text:p text:style-name="Standard"/>
      <text:p text:style-name="Standard">Output a single positive integer that indicates the maximum number of acorns that Harry will have in his nest for winter. </text:p>
      <text:p text:style-name="Standard"/>
      <text:p text:style-name="Standard">SAMPLE INPUT</text:p>
      <text:p text:style-name="Standard"/>
      <text:p text:style-name="Standard">6 2</text:p>
      <text:p text:style-name="Standard">2</text:p>
      <text:p text:style-name="Standard">6</text:p>
      <text:p text:style-name="Standard">3</text:p>
      <text:p text:style-name="Standard">4</text:p>
      <text:p text:style-name="Standard">1</text:p>
      <text:p text:style-name="Standard">4</text:p>
      <text:p text:style-name="Standard">SAMPLE OUTPUT</text:p>
      <text:p text:style-name="Standard"/>
      <text:p text:style-name="Standard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15:10:57.761000000</meta:creation-date>
    <dc:date>2022-04-20T15:11:22.497000000</dc:date>
    <meta:editing-duration>PT24S</meta:editing-duration>
    <meta:editing-cycles>1</meta:editing-cycles>
    <meta:generator>LibreOffice/5.4.6.2$Windows_X86_64 LibreOffice_project/4014ce260a04f1026ba855d3b8d91541c224eab8</meta:generator>
    <meta:print-date>2022-04-20T15:11:35.163000000</meta:print-date>
    <meta:document-statistic meta:table-count="0" meta:image-count="0" meta:object-count="0" meta:page-count="1" meta:paragraph-count="16" meta:word-count="143" meta:character-count="711" meta:non-whitespace-character-count="582"/>
  </office:meta>
</office:document-meta>
</file>